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6f8f9" officeooo:paragraph-rsid="0006f8f9"/>
    </style:style>
    <style:style style:name="P8" style:family="paragraph" style:parent-style-name="Table_20_Contents">
      <style:text-properties officeooo:rsid="0007f43c" officeooo:paragraph-rsid="0007f43c"/>
    </style:style>
    <style:style style:name="P9" style:family="paragraph" style:parent-style-name="Table_20_Contents">
      <style:text-properties officeooo:rsid="00090109" officeooo:paragraph-rsid="0009a6e0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rsid="000b9838" officeooo:paragraph-rsid="000b9838"/>
    </style:style>
    <style:style style:name="P12" style:family="paragraph" style:parent-style-name="Table_20_Contents">
      <style:paragraph-properties fo:margin-top="0cm" fo:margin-bottom="0cm" loext:contextual-spacing="false"/>
      <style:text-properties officeooo:rsid="00115c36" officeooo:paragraph-rsid="000e1de8"/>
    </style:style>
    <style:style style:name="P13" style:family="paragraph" style:parent-style-name="Table_20_Contents">
      <style:paragraph-properties fo:margin-top="0cm" fo:margin-bottom="0cm" loext:contextual-spacing="false"/>
      <style:text-properties officeooo:paragraph-rsid="000e1de8"/>
    </style:style>
    <style:style style:name="P14" style:family="paragraph" style:parent-style-name="Table_20_Contents">
      <style:paragraph-properties fo:margin-top="0cm" fo:margin-bottom="0cm" loext:contextual-spacing="false"/>
      <style:text-properties officeooo:rsid="000cfb7f" officeooo:paragraph-rsid="000e4ba2"/>
    </style:style>
    <style:style style:name="P15" style:family="paragraph" style:parent-style-name="Table_20_Contents">
      <style:paragraph-properties fo:margin-top="0cm" fo:margin-bottom="0cm" loext:contextual-spacing="false"/>
      <style:text-properties officeooo:rsid="000e4ba2" officeooo:paragraph-rsid="000e4ba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2c82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c82a" style:font-style-asian="normal" style:font-style-complex="normal"/>
    </style:style>
    <style:style style:name="T6" style:family="text">
      <style:text-properties fo:font-style="normal" officeooo:rsid="000e1de8" style:font-style-asian="normal" style:font-style-complex="normal"/>
    </style:style>
    <style:style style:name="T7" style:family="text">
      <style:text-properties officeooo:rsid="000d4d32"/>
    </style:style>
    <style:style style:name="T8" style:family="text">
      <style:text-properties officeooo:rsid="000ef0d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ose Miguel Hernández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El código está incluido en el .zip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En la <text:span text:style-name="T8">jerarquía</text:span> de tipo 1, cada hijo genera su hijo, 20 veces.</text:p>
            <text:p text:style-name="P14">En la <text:span text:style-name="T8">jerarquía</text:span> de tipo 2, solo el primero proceso puede generar hijos.</text:p>
            <text:p text:style-name="P14"/>
            <text:p text:style-name="P15">El código está incluido en el .zip</text:p>
            <text:p text:style-name="P9"><text:s/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El código está incluido en el .zip</text:p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E<text:span text:style-name="T7">l código propuesto</text:span> va a generar un proceso hijo, que, con la orden <text:span text:style-name="T4">ldd va a imprimir en pantalla las bibliotecas compartidas </text:span><text:span text:style-name="T6">que se necesitan</text:span><text:span text:style-name="T4"> para ejecutar </text:span><text:span text:style-name="T6">poder ejecutar el programa</text:span><text:span text:style-name="T4">.</text:span></text:p>
            <text:p text:style-name="P13"><text:span text:style-name="T6">Tras ejecutar</text:span><text:span text:style-name="T5"> la orden ldd y e</text:span><text:span text:style-name="T6">l proceso hijo se ha finalizado</text:span><text:span text:style-name="T5"> (estado = 0), o se ha generado un error (estado != 0), el </text:span><text:span text:style-name="T6">proceso padre mostrará por</text:span><text:span text:style-name="T5"> </text:span><text:span text:style-name="T6">pantalla un mensaje con el PID del proceso hijo finalizado y su estado.</text:span>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11-10-05T09:46:35</meta:creation-date>
    <dc:date>2016-11-21T12:07:44.613332116</dc:date>
    <meta:print-date>2011-10-06T10:39:21</meta:print-date>
    <meta:editing-cycles>193</meta:editing-cycles>
    <meta:editing-duration>PT23H32M24S</meta:editing-duration>
    <meta:document-statistic meta:table-count="10" meta:image-count="1" meta:object-count="0" meta:page-count="2" meta:paragraph-count="25" meta:word-count="272" meta:character-count="1553" meta:non-whitespace-character-count="1294"/>
    <meta:user-defined meta:name="Información 1"/>
    <meta:user-defined meta:name="Información 2"/>
    <meta:user-defined meta:name="Información 3"/>
    <meta:user-defined meta:name="Información 4"/>
  </office:meta>
</office:document-meta>
</file>